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8333333134651184in"/>
    </style:style>
    <style:style style:name="co2" style:family="table-column">
      <style:table-column-properties fo:break-before="auto" style:column-width="1.0729166666666667in"/>
    </style:style>
    <style:style style:name="co3" style:family="table-column">
      <style:table-column-properties fo:break-before="auto" style:column-width="0.4166666666666667in"/>
    </style:style>
    <style:style style:name="co4" style:family="table-column">
      <style:table-column-properties fo:break-before="auto" style:column-width="0.6666666865348816in"/>
    </style:style>
    <style:style style:name="ro1" style:family="table-row">
      <style:table-row-properties style:row-height="0.20833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Previo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22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center"/>
    </style:style>
    <style:style style:name="ce23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>
      <style:table-cell-properties fo:border-left="1.0pt solid " fo:border-right="1.0pt solid " fo:border-top="1.0pt solid " fo:border-bottom="1.0pt solid " style:vertical-align="bottom" fo:background-color="#FFF2CC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able-cell-properties fo:border-left="1.0pt solid " fo:border-right="1.0pt solid " fo:border-top="1.0pt solid " fo:border-bottom="1.0pt solid " style:vertical-align="middle" fo:background-color="#D0CEC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>
      <style:table-cell-properties fo:border-left="1.0pt solid " fo:border-right="1.0pt solid " fo:border-top="1.0pt solid " fo:border-bottom="1.0pt solid " style:vertical-align="middle" fo:background-color="transparent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>
      <style:table-cell-properties fo:border-left="1.0pt solid " fo:border-right="1.0pt solid " fo:border-top="1.0pt solid " fo:border-bottom="1.0pt solid " fo:wrap-option="wrap" style:vertical-align="middle" fo:background-color="#D0CEC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>
      <style:table-cell-properties fo:border-right="1.0pt solid " fo:border-top="1.0pt solid " fo:border-bottom="1.0pt solid " style:vertical-align="middle" fo:background-color="#D0CEC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 style:data-style-name="N9">
      <style:table-cell-properties fo:border-right="1.0pt solid " fo:border-top="1.0pt solid " fo:border-bottom="1.0pt solid " style:vertical-align="middle"/>
      <style:paragraph-properties fo:text-align="center"/>
    </style:style>
    <style:style style:name="ce30" style:family="table-cell" style:parent-style-name="Default">
      <style:table-cell-properties fo:border-left="1.0pt solid " fo:border-right="1.0pt solid " fo:border-top="1.0pt solid " fo:border-bottom="1.0pt solid " style:vertical-align="middle" fo:background-color="#F2F2F2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 style:parent-style-name="Default" style:data-style-name="N164">
      <style:table-cell-properties fo:border-left="1.0pt solid " fo:border-right="1.0pt solid " fo:border-top="1.0pt solid " fo:border-bottom="1.0pt solid " style:vertical-align="middle"/>
      <style:paragraph-properties fo:text-align="center"/>
    </style:style>
    <style:style style:name="ce32" style:family="table-cell" style:parent-style-name="Default" style:data-style-name="N6">
      <style:table-cell-properties fo:border-left="1.0pt solid " fo:border-right="1.0pt solid " fo:border-top="1.0pt solid " fo:border-bottom="1.0pt solid " style:vertical-align="bottom"/>
      <style:paragraph-properties fo:text-align="center"/>
    </style:style>
    <style:style style:name="ce33" style:family="table-cell" style:parent-style-name="Default" style:data-style-name="N6">
      <style:table-cell-properties fo:border-left="1.0pt solid " fo:border-top="1.0pt solid " fo:border-bottom="1.0pt solid " style:vertical-align="bottom"/>
      <style:paragraph-properties fo:text-align="center"/>
    </style:style>
    <style:style style:name="ce34" style:family="table-cell" style:parent-style-name="Default" style:data-style-name="N6">
      <style:table-cell-properties fo:border-top="1.0pt solid " fo:border-bottom="1.0pt solid " style:vertical-align="bottom"/>
      <style:paragraph-properties fo:text-align="center"/>
    </style:style>
    <style:style style:name="ce35" style:family="table-cell" style:parent-style-name="Default" style:data-style-name="N6">
      <style:table-cell-properties fo:border-right="1.0pt solid " fo:border-top="1.0pt solid " fo:border-bottom="1.0pt solid " style:vertical-align="bottom"/>
      <style:paragraph-properties fo:text-align="center"/>
    </style:style>
    <style:style style:name="ce36" style:family="table-cell" style:parent-style-name="Porcentaje">
      <style:table-cell-properties fo:border-left="1.0pt solid " fo:border-right="1.0pt solid " fo:border-top="1.0pt solid " fo:border-bottom="1.0pt solid 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7" style:family="table-cell" style:parent-style-name="Default">
      <style:table-cell-properties fo:border-right="1.0pt solid " fo:border-top="1.0pt solid " fo:border-bottom="1.0pt solid " style:vertical-align="middle" fo:background-color="#C5E0B4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8" style:family="table-cell" style:parent-style-name="Default">
      <style:table-cell-properties fo:border-right="1.0pt solid " fo:border-top="1.0pt solid " fo:border-bottom="1.0pt solid " style:vertical-align="middle" fo:background-color="#F8CBAD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9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22_0_0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center"/>
      <style:map style:condition="cell-content()=1" style:apply-style-name="Dxf6" style:base-cell-address="Previo.B3"/>
      <style:map style:condition="cell-content()=2" style:apply-style-name="Dxf2" style:base-cell-address="Previo.B3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content-validations>
        <table:content-validation table:name="val0_0" table:condition="of:cell-content-is-whole-number() and cell-content-is-between(1,2)" table:allow-empty-cell="false" table:base-cell-address="Previo.B3">
          <table:help-message table:display="true">
            <text:p>Selecciona por favor la localización, [1] Urbana, [2] Rural</text:p>
          </table:help-message>
          <table:error-message table:message-type="stop" table:title="¡Error!" table:display="true">
            <text:p>Por favor selecciona si la localización es Urbana o Rural</text:p>
          </table:error-message>
        </table:content-validation>
        <table:content-validation table:name="val0_1" table:allow-empty-cell="true" table:base-cell-address="Previo.D3">
          <table:help-message table:display="true">
            <text:p>Este valor se calcula automáticamente.</text:p>
          </table:help-message>
          <table:error-message table:message-type="stop" table:display="true"/>
        </table:content-validation>
        <table:content-validation table:name="val0_2" table:condition="of:cell-content-is-whole-number() and cell-content-is-between(1,6)" table:allow-empty-cell="true" table:base-cell-address="Previo.E4">
          <table:help-message table:display="true">
            <text:p>Por favor coloca tu estrato.</text:p>
          </table:help-message>
          <table:error-message table:message-type="stop" table:title="¡Error!" table:display="true">
            <text:p>Solamente se admiten estratos del 1 al 6.</text:p>
          </table:error-message>
        </table:content-validation>
        <table:content-validation table:name="val0_3" table:condition="of:cell-content-is-whole-number() and cell-content-is-between(1,6)" table:allow-empty-cell="false" table:base-cell-address="Previo.E3">
          <table:help-message table:display="true">
            <text:p>Por favor coloca tu estrato.</text:p>
          </table:help-message>
          <table:error-message table:message-type="stop" table:title="¡Error!" table:display="true">
            <text:p>Solamente se admiten estratos del 1 al 6.</text:p>
          </table:error-message>
        </table:content-validation>
        <table:content-validation table:name="val0_4" table:condition="of:cell-content-is-whole-number() and cell-content()&gt;=0" table:allow-empty-cell="true" table:base-cell-address="Previo.C3">
          <table:help-message table:display="true">
            <text:p>Por favor colocar el consumo en Kw.</text:p>
          </table:help-message>
          <table:error-message table:message-type="stop" table:title="¡Error!" table:display="true">
            <text:p>Debe de ser mayor que 0.</text:p>
          </table:error-message>
        </table:content-validation>
      </table:content-validations>
      <table:table table:name="Previo" table:style-name="ta1" table:print="false">
        <office:forms form:automatic-focus="false" form:apply-design-mode="false"/>
        <table:table-column table:style-name="co2" table:number-columns-repeated="7" table:default-cell-style-name="ce15"/>
        <table:table-column table:style-name="co1" table:default-cell-style-name="ce15"/>
        <table:table-column table:style-name="co3" table:default-cell-style-name="ce15"/>
        <table:table-column table:style-name="co1" table:default-cell-style-name="ce15" table:number-columns-repeated="247"/>
        <table:table-row table:style-name="ro1">
          <table:table-cell table:style-name="ce24" table:number-columns-spanned="7" table:number-rows-spanned="1" office:value-type="string">
            <text:p>Segundo Previo - Sistemas 1</text:p>
          </table:table-cell>
          <table:covered-table-cell table:number-columns-repeated="6"/>
          <table:table-cell/>
          <table:table-cell table:style-name="ce30" table:number-columns-spanned="2" table:number-rows-spanned="9" office:value-type="string">
            <text:p>Área Informativa</text:p>
          </table:table-cell>
          <table:covered-table-cell/>
          <table:table-cell table:style-name="ce28" table:number-columns-spanned="2" table:number-rows-spanned="1" office:value-type="string">
            <text:p>Localización</text:p>
          </table:table-cell>
          <table:covered-table-cell/>
          <table:table-cell table:number-columns-repeated="243"/>
        </table:table-row>
        <table:table-row table:style-name="ro1">
          <table:table-cell table:style-name="ce23" office:value-type="string">
            <text:p>Usuario</text:p>
          </table:table-cell>
          <table:table-cell table:style-name="ce23" office:value-type="string">
            <text:p>Localización</text:p>
          </table:table-cell>
          <table:table-cell table:style-name="ce23" office:value-type="string">
            <text:p>Consumo Kw </text:p>
          </table:table-cell>
          <table:table-cell table:style-name="ce23" office:value-type="string">
            <text:p>Costo por Kw</text:p>
          </table:table-cell>
          <table:table-cell table:style-name="ce23" office:value-type="string">
            <text:p>Estrato</text:p>
          </table:table-cell>
          <table:table-cell table:style-name="ce23" office:value-type="string">
            <text:p>Subsidio</text:p>
          </table:table-cell>
          <table:table-cell table:style-name="ce23" office:value-type="string">
            <text:p>Total a Pagar</text:p>
          </table:table-cell>
          <table:table-cell/>
          <table:covered-table-cell table:number-columns-repeated="2"/>
          <table:table-cell table:style-name="ce37" office:value-type="float" office:value="1">
            <text:p>1</text:p>
          </table:table-cell>
          <table:table-cell table:style-name="ce26" office:value-type="string">
            <text:p>Urbana</text:p>
          </table:table-cell>
          <table:table-cell table:number-columns-repeated="243"/>
        </table:table-row>
        <table:table-row table:style-name="ro1">
          <table:table-cell table:style-name="ce22" office:value-type="string">
            <text:p>Usuario1</text:p>
          </table:table-cell>
          <table:table-cell table:content-validation-name="val0_0" table:style-name="ce22_0_0" office:value-type="float" office:value="1">
            <text:p>1</text:p>
          </table:table-cell>
          <table:table-cell table:content-validation-name="val0_4" table:style-name="ce22" office:value-type="float" office:value="250">
            <text:p>250</text:p>
          </table:table-cell>
          <table:table-cell table:content-validation-name="val0_1" table:style-name="ce22" table:formula="of:=IF([.C3]&lt;=75;35;IF([.C3]&lt;=150;55;IF([.C3]&lt;=300;125;[.E2])))" office:value-type="float" office:value="125">
            <text:p>125</text:p>
          </table:table-cell>
          <table:table-cell table:content-validation-name="val0_3" table:style-name="ce22" office:value-type="float" office:value="2">
            <text:p>2</text:p>
          </table:table-cell>
          <table:table-cell table:style-name="ce36" table:formula="of:=IF([.E3]=1;10%;IF([.E3]=2;8%;IF([.E3]=3;7%;0%)))" office:value-type="percentage" office:value="0.08">
            <text:p>8%</text:p>
          </table:table-cell>
          <table:table-cell table:style-name="ce31" table:formula="of:=([.C3]*[.D3])-([.C3]*[.D3]*[.F3])" office:value-type="float" office:value="28750">
            <text:p> $ 28,750.00 </text:p>
          </table:table-cell>
          <table:table-cell/>
          <table:covered-table-cell table:number-columns-repeated="2"/>
          <table:table-cell table:style-name="ce38" office:value-type="float" office:value="2">
            <text:p>2</text:p>
          </table:table-cell>
          <table:table-cell table:style-name="ce22" office:value-type="string">
            <text:p>Rural</text:p>
          </table:table-cell>
          <table:table-cell table:number-columns-repeated="243"/>
        </table:table-row>
        <table:table-row table:style-name="ro1">
          <table:table-cell table:style-name="ce22" office:value-type="string">
            <text:p>Usuario2</text:p>
          </table:table-cell>
          <table:table-cell table:content-validation-name="val0_0" table:style-name="ce22_0_0" office:value-type="float" office:value="2">
            <text:p>2</text:p>
          </table:table-cell>
          <table:table-cell table:style-name="ce22" office:value-type="float" office:value="350">
            <text:p>350</text:p>
          </table:table-cell>
          <table:table-cell table:content-validation-name="val0_1" table:style-name="ce22" table:formula="of:=IF([.C4]&lt;=75;35;IF([.C4]&lt;=150;55;IF([.C4]&lt;=300;125;250)))" office:value-type="float" office:value="250">
            <text:p>250</text:p>
          </table:table-cell>
          <table:table-cell table:content-validation-name="val0_2" table:style-name="ce22" office:value-type="float" office:value="4">
            <text:p>4</text:p>
          </table:table-cell>
          <table:table-cell table:style-name="ce36" table:formula="of:=IF([.E4]=1;10%;IF([.E4]=2;8%;IF([.E4]=3;7%;0%)))" office:value-type="percentage" office:value="0">
            <text:p>0%</text:p>
          </table:table-cell>
          <table:table-cell table:style-name="ce31" table:formula="of:=([.C4]*[.D4])-([.C4]*[.D4]*[.F4])" office:value-type="float" office:value="87500">
            <text:p> $ 87,500.00 </text:p>
          </table:table-cell>
          <table:table-cell/>
          <table:covered-table-cell table:number-columns-repeated="2"/>
          <table:table-cell table:number-columns-repeated="245"/>
        </table:table-row>
        <table:table-row table:style-name="ro1">
          <table:table-cell table:style-name="ce22" office:value-type="string">
            <text:p>Usuario3</text:p>
          </table:table-cell>
          <table:table-cell table:content-validation-name="val0_0" table:style-name="ce22_0_0" office:value-type="float" office:value="2">
            <text:p>2</text:p>
          </table:table-cell>
          <table:table-cell table:style-name="ce22" office:value-type="float" office:value="400">
            <text:p>400</text:p>
          </table:table-cell>
          <table:table-cell table:content-validation-name="val0_1" table:style-name="ce22" table:formula="of:=IF([.C5]&lt;=75;35;IF([.C5]&lt;=150;55;IF([.C5]&lt;=300;125;250)))" office:value-type="float" office:value="250">
            <text:p>250</text:p>
          </table:table-cell>
          <table:table-cell table:content-validation-name="val0_2" table:style-name="ce22" office:value-type="float" office:value="3">
            <text:p>3</text:p>
          </table:table-cell>
          <table:table-cell table:style-name="ce36" table:formula="of:=IF([.E5]=1;10%;IF([.E5]=2;8%;IF([.E5]=3;7%;0%)))" office:value-type="percentage" office:value="0.07">
            <text:p>7%</text:p>
          </table:table-cell>
          <table:table-cell table:style-name="ce31" table:formula="of:=([.C5]*[.D5])-([.C5]*[.D5]*[.F5])" office:value-type="float" office:value="93000">
            <text:p> $ 93,000.00 </text:p>
          </table:table-cell>
          <table:table-cell/>
          <table:covered-table-cell table:number-columns-repeated="2"/>
          <table:table-cell table:style-name="ce28" table:number-columns-spanned="2" table:number-rows-spanned="1" office:value-type="string">
            <text:p>Subsidios</text:p>
          </table:table-cell>
          <table:covered-table-cell/>
          <table:table-cell table:number-columns-repeated="243"/>
        </table:table-row>
        <table:table-row table:style-name="ro1">
          <table:table-cell table:style-name="ce22" office:value-type="string">
            <text:p>Usuario4</text:p>
          </table:table-cell>
          <table:table-cell table:content-validation-name="val0_0" table:style-name="ce22_0_0" office:value-type="float" office:value="1">
            <text:p>1</text:p>
          </table:table-cell>
          <table:table-cell table:style-name="ce22" office:value-type="float" office:value="125">
            <text:p>125</text:p>
          </table:table-cell>
          <table:table-cell table:content-validation-name="val0_1" table:style-name="ce22" table:formula="of:=IF([.C6]&lt;=75;35;IF([.C6]&lt;=150;55;IF([.C6]&lt;=300;125;250)))" office:value-type="float" office:value="55">
            <text:p>55</text:p>
          </table:table-cell>
          <table:table-cell table:content-validation-name="val0_2" table:style-name="ce22" office:value-type="float" office:value="1">
            <text:p>1</text:p>
          </table:table-cell>
          <table:table-cell table:style-name="ce36" table:formula="of:=IF([.E6]=1;10%;IF([.E6]=2;8%;IF([.E6]=3;7%;0%)))" office:value-type="percentage" office:value="0.1">
            <text:p>10%</text:p>
          </table:table-cell>
          <table:table-cell table:style-name="ce31" table:formula="of:=([.C6]*[.D6])-([.C6]*[.D6]*[.F6])" office:value-type="float" office:value="6187.5">
            <text:p> $ 6,187.50 </text:p>
          </table:table-cell>
          <table:table-cell/>
          <table:covered-table-cell table:number-columns-repeated="2"/>
          <table:table-cell table:style-name="ce29" office:value-type="percentage" office:value="0.1">
            <text:p>10%</text:p>
          </table:table-cell>
          <table:table-cell table:style-name="ce22" office:value-type="string">
            <text:p>Estrato 1</text:p>
          </table:table-cell>
          <table:table-cell table:number-columns-repeated="243"/>
        </table:table-row>
        <table:table-row table:style-name="ro1">
          <table:table-cell table:style-name="ce22" office:value-type="string">
            <text:p>Usuario5</text:p>
          </table:table-cell>
          <table:table-cell table:content-validation-name="val0_0" table:style-name="ce22_0_0" office:value-type="float" office:value="2">
            <text:p>2</text:p>
          </table:table-cell>
          <table:table-cell table:style-name="ce22" office:value-type="float" office:value="365">
            <text:p>365</text:p>
          </table:table-cell>
          <table:table-cell table:content-validation-name="val0_1" table:style-name="ce22" table:formula="of:=IF([.C7]&lt;=75;35;IF([.C7]&lt;=150;55;IF([.C7]&lt;=300;125;250)))" office:value-type="float" office:value="250">
            <text:p>250</text:p>
          </table:table-cell>
          <table:table-cell table:content-validation-name="val0_2" table:style-name="ce22" office:value-type="float" office:value="5">
            <text:p>5</text:p>
          </table:table-cell>
          <table:table-cell table:style-name="ce36" table:formula="of:=IF([.E7]=1;10%;IF([.E7]=2;8%;IF([.E7]=3;7%;0%)))" office:value-type="percentage" office:value="0">
            <text:p>0%</text:p>
          </table:table-cell>
          <table:table-cell table:style-name="ce31" table:formula="of:=([.C7]*[.D7])-([.C7]*[.D7]*[.F7])" office:value-type="float" office:value="91250">
            <text:p> $ 91,250.00 </text:p>
          </table:table-cell>
          <table:table-cell/>
          <table:covered-table-cell table:number-columns-repeated="2"/>
          <table:table-cell table:style-name="ce29" office:value-type="percentage" office:value="0.08">
            <text:p>8%</text:p>
          </table:table-cell>
          <table:table-cell table:style-name="ce22" office:value-type="string">
            <text:p>Estrato 2</text:p>
          </table:table-cell>
          <table:table-cell table:number-columns-repeated="243"/>
        </table:table-row>
        <table:table-row table:style-name="ro1">
          <table:table-cell table:style-name="ce22" office:value-type="string">
            <text:p>Usuario6</text:p>
          </table:table-cell>
          <table:table-cell table:content-validation-name="val0_0" table:style-name="ce22_0_0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content-validation-name="val0_1" table:style-name="ce22" table:formula="of:=IF([.C8]&lt;=75;35;IF([.C8]&lt;=150;55;IF([.C8]&lt;=300;125;250)))" office:value-type="float" office:value="35">
            <text:p>35</text:p>
          </table:table-cell>
          <table:table-cell table:content-validation-name="val0_2" table:style-name="ce22" office:value-type="float" office:value="2">
            <text:p>2</text:p>
          </table:table-cell>
          <table:table-cell table:style-name="ce36" table:formula="of:=IF([.E8]=1;10%;IF([.E8]=2;8%;IF([.E8]=3;7%;0%)))" office:value-type="percentage" office:value="0.08">
            <text:p>8%</text:p>
          </table:table-cell>
          <table:table-cell table:style-name="ce31" table:formula="of:=([.C8]*[.D8])-([.C8]*[.D8]*[.F8])" office:value-type="float" office:value="2093">
            <text:p> $ 2,093.00 </text:p>
          </table:table-cell>
          <table:table-cell/>
          <table:covered-table-cell table:number-columns-repeated="2"/>
          <table:table-cell table:style-name="ce29" office:value-type="percentage" office:value="0.07">
            <text:p>7%</text:p>
          </table:table-cell>
          <table:table-cell table:style-name="ce22" office:value-type="string">
            <text:p>Estrato 3</text:p>
          </table:table-cell>
          <table:table-cell table:number-columns-repeated="243"/>
        </table:table-row>
        <table:table-row table:style-name="ro1">
          <table:table-cell table:style-name="ce22" office:value-type="string">
            <text:p>Usuario7</text:p>
          </table:table-cell>
          <table:table-cell table:content-validation-name="val0_0" table:style-name="ce22_0_0" office:value-type="float" office:value="2">
            <text:p>2</text:p>
          </table:table-cell>
          <table:table-cell table:style-name="ce22" office:value-type="float" office:value="300">
            <text:p>300</text:p>
          </table:table-cell>
          <table:table-cell table:content-validation-name="val0_1" table:style-name="ce22" table:formula="of:=IF([.C9]&lt;=75;35;IF([.C9]&lt;=150;55;IF([.C9]&lt;=300;125;250)))" office:value-type="float" office:value="125">
            <text:p>125</text:p>
          </table:table-cell>
          <table:table-cell table:content-validation-name="val0_2" table:style-name="ce22" office:value-type="float" office:value="3">
            <text:p>3</text:p>
          </table:table-cell>
          <table:table-cell table:style-name="ce36" table:formula="of:=IF([.E9]=1;10%;IF([.E9]=2;8%;IF([.E9]=3;7%;0%)))" office:value-type="percentage" office:value="0.07">
            <text:p>7%</text:p>
          </table:table-cell>
          <table:table-cell table:style-name="ce31" table:formula="of:=([.C9]*[.D9])-([.C9]*[.D9]*[.F9])" office:value-type="float" office:value="34875">
            <text:p> $ 34,875.00 </text:p>
          </table:table-cell>
          <table:table-cell/>
          <table:covered-table-cell table:number-columns-repeated="2"/>
          <table:table-cell table:style-name="ce29" office:value-type="percentage" office:value="0">
            <text:p>0%</text:p>
          </table:table-cell>
          <table:table-cell table:style-name="ce22" office:value-type="string">
            <text:p>Estrato 4,5,6</text:p>
          </table:table-cell>
          <table:table-cell table:number-columns-repeated="243"/>
        </table:table-row>
        <table:table-row table:style-name="ro1">
          <table:table-cell table:style-name="ce22" office:value-type="string">
            <text:p>Usuario8</text:p>
          </table:table-cell>
          <table:table-cell table:content-validation-name="val0_0" table:style-name="ce22_0_0" office:value-type="float" office:value="1">
            <text:p>1</text:p>
          </table:table-cell>
          <table:table-cell table:style-name="ce22" office:value-type="float" office:value="85">
            <text:p>85</text:p>
          </table:table-cell>
          <table:table-cell table:content-validation-name="val0_1" table:style-name="ce22" table:formula="of:=IF([.C10]&lt;=75;35;IF([.C10]&lt;=150;55;IF([.C10]&lt;=300;125;250)))" office:value-type="float" office:value="55">
            <text:p>55</text:p>
          </table:table-cell>
          <table:table-cell table:content-validation-name="val0_2" table:style-name="ce22" office:value-type="float" office:value="1">
            <text:p>1</text:p>
          </table:table-cell>
          <table:table-cell table:style-name="ce36" table:formula="of:=IF([.E10]=1;10%;IF([.E10]=2;8%;IF([.E10]=3;7%;0%)))" office:value-type="percentage" office:value="0.1">
            <text:p>10%</text:p>
          </table:table-cell>
          <table:table-cell table:style-name="ce31" table:formula="of:=([.C10]*[.D10])-([.C10]*[.D10]*[.F10])" office:value-type="float" office:value="4207.5">
            <text:p> $ 4,207.50 </text:p>
          </table:table-cell>
          <table:table-cell table:number-columns-repeated="248"/>
        </table:table-row>
        <table:table-row table:style-name="ro1">
          <table:table-cell table:style-name="ce22" office:value-type="string">
            <text:p>Usuario9</text:p>
          </table:table-cell>
          <table:table-cell table:content-validation-name="val0_0" table:style-name="ce22_0_0" office:value-type="float" office:value="2">
            <text:p>2</text:p>
          </table:table-cell>
          <table:table-cell table:style-name="ce22" office:value-type="float" office:value="295">
            <text:p>295</text:p>
          </table:table-cell>
          <table:table-cell table:content-validation-name="val0_1" table:style-name="ce22" table:formula="of:=IF([.C11]&lt;=75;35;IF([.C11]&lt;=150;55;IF([.C11]&lt;=300;125;250)))" office:value-type="float" office:value="125">
            <text:p>125</text:p>
          </table:table-cell>
          <table:table-cell table:content-validation-name="val0_2" table:style-name="ce22" office:value-type="float" office:value="3">
            <text:p>3</text:p>
          </table:table-cell>
          <table:table-cell table:style-name="ce36" table:formula="of:=IF([.E11]=1;10%;IF([.E11]=2;8%;IF([.E11]=3;7%;0%)))" office:value-type="percentage" office:value="0.07">
            <text:p>7%</text:p>
          </table:table-cell>
          <table:table-cell table:style-name="ce31" table:formula="of:=([.C11]*[.D11])-([.C11]*[.D11]*[.F11])" office:value-type="float" office:value="34293.75">
            <text:p> $ 34,293.75 </text:p>
          </table:table-cell>
          <table:table-cell table:number-columns-repeated="248"/>
        </table:table-row>
        <table:table-row table:style-name="ro1">
          <table:table-cell table:style-name="ce22" office:value-type="string">
            <text:p>Usuario10</text:p>
          </table:table-cell>
          <table:table-cell table:content-validation-name="val0_0" table:style-name="ce22_0_0" office:value-type="float" office:value="2">
            <text:p>2</text:p>
          </table:table-cell>
          <table:table-cell table:style-name="ce22" office:value-type="float" office:value="271">
            <text:p>271</text:p>
          </table:table-cell>
          <table:table-cell table:content-validation-name="val0_1" table:style-name="ce22" table:formula="of:=IF([.C12]&lt;=75;35;IF([.C12]&lt;=150;55;IF([.C12]&lt;=300;125;250)))" office:value-type="float" office:value="125">
            <text:p>125</text:p>
          </table:table-cell>
          <table:table-cell table:content-validation-name="val0_2" table:style-name="ce22" office:value-type="float" office:value="3">
            <text:p>3</text:p>
          </table:table-cell>
          <table:table-cell table:style-name="ce36" table:formula="of:=IF([.E12]=1;10%;IF([.E12]=2;8%;IF([.E12]=3;7%;0%)))" office:value-type="percentage" office:value="0.07">
            <text:p>7%</text:p>
          </table:table-cell>
          <table:table-cell table:style-name="ce31" table:formula="of:=([.C12]*[.D12])-([.C12]*[.D12]*[.F12])" office:value-type="float" office:value="31503.75">
            <text:p> $ 31,503.75 </text:p>
          </table:table-cell>
          <table:table-cell/>
          <table:table-cell table:style-name="ce25" table:number-columns-spanned="3" table:number-rows-spanned="1" office:value-type="string">
            <text:p>Totalizar Pago Urbanas</text:p>
          </table:table-cell>
          <table:covered-table-cell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32" table:formula="of:=SUMIF([.B3:.B12];1;[.G3:.G12])" table:number-columns-spanned="3" table:number-rows-spanned="1" office:value-type="float" office:value="41238">
            <text:p>$ 41,238</text:p>
          </table:table-cell>
          <table:covered-table-cell table:number-columns-repeated="2"/>
          <table:table-cell table:number-columns-repeated="244"/>
        </table:table-row>
        <table:table-row table:number-rows-repeated="1"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7" table:number-columns-spanned="3" table:number-rows-spanned="2" office:value-type="string">
            <text:p>Totalizar Pago Rurales Km          &gt;= 300</text:p>
          </table:table-cell>
          <table:covered-table-cell table:number-columns-repeated="2"/>
          <table:table-cell table:number-columns-repeated="244"/>
        </table:table-row>
        <table:table-row table:style-name="ro1">
          <table:table-cell table:number-columns-repeated="8"/>
          <table:covered-table-cell table:number-columns-repeated="3"/>
          <table:table-cell table:number-columns-repeated="244"/>
        </table:table-row>
        <table:table-row table:style-name="ro1">
          <table:table-cell table:number-columns-repeated="8"/>
          <table:table-cell table:style-name="ce32" table:formula="of:=SUMIFS([.G3:.G12];[.B3:.B12];2;[.C3:.C12];&quot;&gt;=300&quot;)" table:number-columns-spanned="3" table:number-rows-spanned="1" office:value-type="float" office:value="306625">
            <text:p>$ 306,625</text:p>
          </table:table-cell>
          <table:covered-table-cell table:number-columns-repeated="2"/>
          <table:table-cell table:number-columns-repeated="244"/>
        </table:table-row>
        <calcext:conditional-formats>
          <calcext:conditional-format calcext:target-range-address="Previo.B3:Previo.B12">
            <calcext:condition calcext:apply-style-name="Dxf6" calcext:value="=1" calcext:base-cell-address="Previo.B3"/>
            <calcext:condition calcext:apply-style-name="Dxf2" calcext:value="=2" calcext:base-cell-address="Previo.B3"/>
          </calcext:conditional-format>
        </calcext:conditional-formats>
      </table:table>
      <table:table table:name="Evaluation Warning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2">
          <table:table-cell table:style-name="ce39" office:value-type="string">
            <text:p>Evaluation Only. Created with Aspose.Cells for Java.Copyright 2003 - 2021 Aspose Pty Ltd.</text:p>
          </table:table-cell>
          <table:table-cell table:number-columns-repeated="254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6P0" style:volatile="true">
      <number:text>$</number:text>
      <number:text> </number:text>
      <number:number number:decimal-places="0" number:min-integer-digits="1" number:grouping="true"/>
    </number:number-style>
    <number:number-style style:name="N6">
      <style:text-properties fo:color="#FF0000"/>
      <number:text>-</number:text>
      <number:text>$</number:text>
      <number:text> </number:text>
      <number:number number:decimal-places="0" number:min-integer-digits="1" number:grouping="true"/>
      <style:map style:condition="value()&gt;=0" style:apply-style-name="N6P0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¤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¤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¤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¤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¤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¤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P0" style:volatile="true">
      <number:text> </number:text>
      <number:text>  </number:text>
      <number:number number:min-integer-digits="1" number:grouping="true" number:decimal-places="2"/>
      <number:text> </number:text>
    </number:number-style>
    <number:number-style style:name="N164P1" style:volatile="true">
      <number:text>-</number:text>
      <number:text>  </number:text>
      <number:number number:min-integer-digits="1" number:grouping="true" number:decimal-places="2"/>
      <number:text> </number:text>
    </number:number-style>
    <number:text-style style:name="N164P2" style:volatile="true">
      <number:text> </number:text>
      <number:text>  </number:text>
      <number:text>- </number:text>
    </number:text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Porcentaje" style:family="table-cell" style:data-style-name="N9"/>
    <style:style style:name="Dxf0" style:family="table-cell" style:parent-style-name="Default">
      <style:table-cell-properties fo:background-color="#FFC7C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C0006" style:text-underline-style="none"/>
    </style:style>
    <style:style style:name="Dxf1" style:family="table-cell" style:parent-style-name="Default">
      <style:table-cell-properties fo:background-color="#C6EFC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100" style:text-underline-style="none"/>
    </style:style>
    <style:style style:name="Dxf2" style:family="table-cell" style:parent-style-name="Default">
      <style:table-cell-properties fo:background-color="#FFC7C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C0006" style:text-underline-style="none"/>
    </style:style>
    <style:style style:name="Dxf3" style:family="table-cell" style:parent-style-name="Default">
      <style:table-cell-properties fo:background-color="#C6EFC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100" style:text-underline-style="none"/>
    </style:style>
    <style:style style:name="Dxf4" style:family="table-cell" style:parent-style-name="Default">
      <style:table-cell-properties fo:background-color="#C6EFC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100" style:text-underline-style="none"/>
    </style:style>
    <style:style style:name="Dxf5" style:family="table-cell" style:parent-style-name="Default">
      <style:table-cell-properties fo:background-color="#C6EFC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100" style:text-underline-style="none"/>
    </style:style>
    <style:style style:name="Dxf6" style:family="table-cell" style:parent-style-name="Default">
      <style:table-cell-properties fo:background-color="#C6EFC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100" style:text-underline-style="none"/>
    </style:style>
  </office:styles>
  <office:automatic-styles>
    <style:page-layout style:name="pm1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evio" style:display-name="PageStyle_Previo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  <meta:initial-creator>Andrés Camilo Yáñez Escobar</meta:initial-creator>
    <meta:creation-date>2021-05-19T19:43:37Z</meta:creation-date>
    <dc:date>2021-05-19T21:00:00Z</dc:date>
  </office:meta>
</office:document-meta>
</file>